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bold" style:font-style-asian="normal" style:font-weight-asian="bold" style:font-style-complex="normal" style:font-weight-complex="bold"/>
    </style:style>
    <style:style style:name="P16"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8">“Aye! Lets be met.” Viska nodded almost eagerly and turned on her heel and marched back toward her ship. I followed, alone. Much to my officers chagrin. </text:p>
      <text:p text:style-name="Text_20_body"/>
      <text:p text:style-name="P17">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8">“Viska can! Viska did!” She hissed back, matching my temper. “You leave, or you come here...” She caressed at her exposed belly firmly. “... or no deals and papers for Awe!” She waved her paw at her desk where a small chest with a lock lay. So there was the Intel. </text:p>
      <text:p text:style-name="P17">Wulf Ships(Burnt rope)</text:p>
      <text:p text:style-name="P19">“Where are your companion-ships Viska? I know enough of your tactics that small interceptors like this travel alone. You like to back each-other up. “</text:p>
      <text:p text:style-name="P19">Viska looked at my face and frowned. Annoyed perhaps at my change of subjects. She shrugged in the end, as if revealing this much wasent so bad.</text:p>
      <text:p text:style-name="P19">“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20">“We found something in the fangs. It had been... attacked” I dug up the burned rope piece and put it down on the table. Viska was immediately up on her feet to inspect it, turning it in her paw. </text:p>
      <text:p text:style-name="P20">“Twistle-rope.” She sniffed it. “Burned recently!” <text:s/>She looked up at my alarmed and angry. “Know-tell! What-see!” Her speech became thickly Wulfish. </text:p>
      <text:p text:style-name="P20">“We found a smoldering wreck, nothing or no-one on board.” I answered calmly. </text:p>
      <text:p text:style-name="P20">Viska began to pace, deep in thought, but it only lasted moments before she looked resigned, planting herself back on her chair.</text:p>
      <text:p text:style-name="P20">“No good... should not come. Deal-stupid!” She muttered to herself, nibbling at her claws, most of it unintelligible.</text:p>
      <text:p text:style-name="P20">“Whats been happening out here in the west-sea anyway?” I probed gently, but she would not take the bait. </text:p>
      <text:p text:style-name="P20">“All in papers. Awe-captain agree to terms! Well!?” She hissed, recovering to her own nasty self. </text:p>
      <text:p text:style-name="P17">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7"><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7">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7">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7">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7">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7"/>
      <text:p text:style-name="P17">Decline and get Viska</text:p>
      <text:p text:style-name="Text_20_body">“No thanks” I sighed and reached my paw for the important documents. Viska looked surly for a moment, but she handed them over nevertheless. </text:p>
      <text:p text:style-name="P19">“Why dont you be my meal instead Viska? A spry young wulf like you would be healthy supper.” I teased, I could play this game again. To my surprise she seemed to pause. </text:p>
      <text:p text:style-name="P19">“Awe-strength big? How Avolc-captain beat Nipfang-captain?” She probed curiously. I saw no harm in retelling the tale. </text:p>
      <text:p text:style-name="P19">We clashed ships and our crews fought hard. But in the end we met and agreed a duel would settle who'd be the victor, which captains strength belonged to who.</text:p>
      <text:p text:style-name="P19"><text:soft-page-break/>- </text:p>
      <text:p text:style-name="P19">“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9">-</text:p>
      <text:p text:style-name="P19">“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9">-</text:p>
      <text:p text:style-name="P19">“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9"/>
      <text:p text:style-name="P19">Viska nodded slowly, she could picture it. She didnt doubt me anylonger. </text:p>
      <text:p text:style-name="P19">“Victory was mine. Nipfang submitted his strength and his crew followed.” I licked my chops and smirked at the young Wulf suggestively. Some of her brashness had gone out of her. She looked almost smaller then she had before. </text:p>
      <text:p text:style-name="P19">“Awe-captain strong. Avolc-Awe impressive to Viska.” She spoke quietly, as if it took some effort to give praise. Truth be told it was surprising to hear. I really must have impressed her. </text:p>
      <text:p text:style-name="P19">“Im glad you finally see that!” </text:p>
      <text:p text:style-name="P19"/>
      <text:p text:style-name="P17">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7">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8">“Wulfs be mighty. Paper-deal yours now.” <text:s/>Someone tossed the precious folder of Intel from ship to ship. </text:p>
      <text:p text:style-name="P18">Viska stood there, basking in the moment and silence that followed. She licked her lips slowly, looking about her at my crew and I felt her squezze me again as her stomach churned. <text:s/></text:p>
      <text:p text:style-name="P18">“Deal be done” She announced and leaned forward to heave me back up onto the deck of my ship. It was a slow affair, I certainly with easier in then out. </text:p>
      <text:p text:style-name="P18">But drool covered and with my pride deflated I at least emerged intact and alive, the cadets were quick to help me onto my feet. </text:p>
      <text:p text:style-name="P18">Viska marched back to her ship and quickly disappeared under deck, her fellow Wulf crew dissipated back to their duties, talking amongst themselves excitedly.</text:p>
      <text:p text:style-name="P18">“There's always a price with Wulfs. This one was... cheap... considering whats in those papers.” I assured those around me as I got to my feet. </text:p>
      <text:p text:style-name="P18"><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text:p text:style-name="P9"/>
      <text:p text:style-name="P9"/>
      <text:p text:style-name="P9"/>
      <text:p text:style-name="P9"/>
      <text:p text:style-name="P9"/>
      <text:p text:style-name="P9">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9">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9">She meets an intelligent male that courts her and makes her feel special. And its not long before she's pregnant herself. Young, but eager to raise her own litter. </text:p>
      <text:p text:style-name="P9">– Something happens - </text:p>
      <text:p text:style-name="P9">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9"/>
      <text:p text:style-name="P9"/>
      <text:p text:style-name="P9">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9">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9"><text:soft-page-break/></text:p>
      <text:p text:style-name="P9">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Standard"/>
      <text:p text:style-name="Standard">Such an island approached us now. If my navigation was true, we should be arriving at our first rallying point, where the fleet who went ahead of us first arrived. Its not the outermost island, that would have been too obvious, but close enough. </text:p>
      <text:p text:style-name="Standard"/>
      <text:p text:style-name="Standard">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Standard"/>
      <text:p text:style-name="Standard">Another squeak from above, one that warns of incoming has me and the rest of the crew pause and peer about. A lone figure is flying toward us from the island. Judging by the silhouette and wing form, a Awe is approaching. <text:s/></text:p>
      <text:p text:style-name="Standard"/>
      <text:p text:style-name="Standard">“That's one of ours.” Says my scoutmaster, having appeared by my side. “Whats the fool doing flying such a distance! He should have waited for us to get closer to the island, he's risking himself.”</text:p>
      <text:p text:style-name="Standard"/>
      <text:p text:style-name="Standard">The answer soon arrives with the 'Fool' Scout. A black Raven-eye like my scoutmaster. He manages to land nimbly enough and is brought before me. He's exhausted and panting, his wings quivering from exertion. My scoutmaster and him exchange a nod of familiarity. </text:p>
      <text:p text:style-name="Standard"/>
      <text:p text:style-name="Standard">“Captain! Are you the vanguard of reinforcements!?” He asks between breaths. “This location is not <text:soft-page-break/>safe! They watch this place, they will be coming!” </text:p>
      <text:p text:style-name="Standard"/>
      <text:p text:style-name="Standard">“Slow down, who is watching? Its just us.” I reply sternly, feeling confused.</text:p>
      <text:p text:style-name="Standard"/>
      <text:p text:style-name="Standard">“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Standard"/>
      <text:p text:style-name="Standard">There is another call from the crow-nest above. Ships spotted! Some have been hiding behind the island.</text:p>
      <text:p text:style-name="Standard"/>
      <text:p text:style-name="Standard">I grit my teeth and sigh deeply. From one tangle to another, the West-sea never failed to live up to its reputation. </text:p>
      <text:p text:style-name="Standard"/>
      <text:p text:style-name="P14">“FULL SAILS! Lets find our fleet.”</text:p>
      <text:p text:style-name="P14"/>
      <text:p text:style-name="P14"/>
      <text:p text:style-name="P14"/>
      <text:p text:style-name="P14"/>
      <text:p text:style-name="P14">We arrived well one time at the western point of Pale-rock. Impressive jagged cliffs decorated the end of the windswept cold island. </text:p>
      <text:p text:style-name="P14">Southeast from here lay the Wulf lands. It is strange to consider how close our nations lay to each other. But besides the somewhat calm east-sea the routes are long, roundabout and ever fraught with perils. </text:p>
      <text:p text:style-name="P14"/>
      <text:p text:style-name="P14"/>
      <text:p text:style-name="P14">This is the rendezvous, alas we are quite behind schedule! They should be here waiting for us.</text:p>
      <text:p text:style-name="P14"/>
      <text:p text:style-name="P14">We spend the day sailing around Pale-rock to the south side without seeing the trace of anybody. </text:p>
      <text:p text:style-name="P14">I start, with quite some frustration, realize we must have missed our window for the meeting. We are a few days late, but i'd hoped they would value our cooperation and try to stick around and wait longer. </text:p>
      <text:p text:style-name="P14"/>
      <text:p text:style-name="P14">I suppose there is also the chance something spooked or drove them off. But... despite my colored opinion of Wulfs. I am forced to admit it would take a lot to scare off a Wulf ship with a purpose. </text:p>
      <text:p text:style-name="P14"/>
      <text:p text:style-name="P14">Speaking of Wulfs. Keeper has arrived on deck to spy the horizon, mostly for show. He approaches me and I already know what he is going to say, so I cut him off before he finishes his first word. </text:p>
      <text:p text:style-name="P14"/>
      <text:p text:style-name="P14">“Yes, it appears we have missed our window.” I grunt. “Too many unforeseen delays. Perhaps we were even given too little time to begin with.” The excuse sits poorly in my mouth, I do not believe in it despite my own words. Its cheap to blame unfair circumstance. </text:p>
      <text:p text:style-name="P14"/>
      <text:p text:style-name="P14">Keeper nods, he sees my annoyance and offers a placating gesture.</text:p>
      <text:p text:style-name="P14"/>
      <text:p text:style-name="P14">“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4"/>
      <text:p text:style-name="P14">We wait around until sundown and then head out further westward and first light. <text:s/></text:p>
      <text:p text:style-name="P14"/>
      <text:p text:style-name="P14"/>
      <text:p text:style-name="P14"/>
      <text:p text:style-name="P14"/>
      <text:p text:style-name="P14">I took a tour around the ship “Attentive” to get my bearings of the vessel I was now to command and live on for some time to come. </text:p>
      <text:p text:style-name="P14"/>
      <text:p text:style-name="P14">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4"/>
      <text:p text:style-name="P14">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4"/>
      <text:p text:style-name="P14">I'll have to study how the ship handles more closely later. </text:p>
      <text:p text:style-name="P14"/>
      <text:p text:style-name="P14">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4"/>
      <text:p text:style-name="P14"/>
      <text:p text:style-name="P14"/>
      <text:p text:style-name="P15">Pouch absorb</text:p>
      <text:p text:style-name="P14"/>
      <text:p text:style-name="P14">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4"/>
      <text:p text:style-name="P14">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4">I feel a faint comforting rub along my back, gentle but firm.</text:p>
      <text:p text:style-name="P14"/>
      <text:p text:style-name="P15">You are safe now, rest. </text:p>
      <text:p text:style-name="P14"/>
      <text:p text:style-name="P14">Its just Elda is telling me everything is fine. I can rest a while longer. </text:p>
      <text:p text:style-name="P14"/>
      <text:p text:style-name="P14">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4"/>
      <text:p text:style-name="P14">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4"/>
      <text:p text:style-name="P14"/>
      <text:p text:style-name="P14">“When will the captain be back to duty?” Glint the young Cadet asks from the doorway of the Groomery. </text:p>
      <text:p text:style-name="P14"/>
      <text:p text:style-name="P14">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4"/>
      <text:p text:style-name="P14">“Im afraid to say, that I think she might not.” Elda spoke softly in a professional calm voice. The cadet still squirmed on her feet in the doorway, unsure what to do with that information. <text:s/>She continued to make herself crystal clear.</text:p>
      <text:p text:style-name="P14">“Captain Avolc has been unable to recover from her injuries or treatment. She is now cycling from recovery mode to depth state. Im afraid she is lost to my hips, my dear.”</text:p>
      <text:p text:style-name="P14"/>
      <text:p text:style-name="P14">“Oh...” Cadet Glint, drummed her digits for a moment against her forearms. “Very well. Thank you for the information.” She responded curtly and turned to be off. She was ever ambitious and pragmatic that one. </text:p>
      <text:p text:style-name="P14"/>
      <text:p text:style-name="P14">One way or another, the ship would go on with other temporary leadership. </text:p>
      <text:p text:style-name="P14"/>
      <text:p text:style-name="P15">There are duties to fulfill. Expectations to fill. <text:s/></text:p>
      <text:p text:style-name="P14"/>
      <text:p text:style-name="P14">I cant waste more time here, as much as i'd like to. The rub is enough to stir me back to reality, to let the memories flood back. The ship must be in a disarray without me, those Awes cant do anything without a firm paw and steely gaze watching over them. </text:p>
      <text:p text:style-name="P14"/>
      <text:p text:style-name="P14">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4"/>
      <text:p text:style-name="P14">“Welcome back to the living, Captain” Eldas voice purrs as im slightly blinded by the light, my head spinning dizzily. Part of my body aches and itches too, the parts that have been under heightened healing. </text:p>
      <text:p text:style-name="P14"/>
      <text:p text:style-name="P14">“H-how long was I out?” I ask huskily. My mouth is dry, im dehydrated, im given a cup of water before I need to ask.</text:p>
      <text:p text:style-name="P14"/>
      <text:p text:style-name="P14">“A bit too long Avolc. Honestly I was afraid we'd lost you, you would not stir no matter how I tried.” </text:p>
      <text:p text:style-name="P14"/>
      <text:p text:style-name="P14">“Couldnt you just have pulled me out?” I ask, sitting down to wait for my head to stop spinning. Fresh air was filling <text:soft-page-break/>my lungs, clearing my head little by little. </text:p>
      <text:p text:style-name="P14"/>
      <text:p text:style-name="P14">“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4"/>
      <text:p text:style-name="P14">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4"/>
      <text:p text:style-name="P14"/>
      <text:p text:style-name="P14"/>
      <text:p text:style-name="P14">--</text:p>
      <text:p text:style-name="P14"/>
      <text:p text:style-name="P14"/>
      <text:p text:style-name="P14"/>
      <text:p text:style-name="P14">The dreams came unbidden, working past exhaustion did not keep them away this time. </text:p>
      <text:p text:style-name="P14"/>
      <text:p text:style-name="P14">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4"/>
      <text:p text:style-name="P14">Melons face, innocent and eyes alight with wonder. She was like those you had stood before in the past. So many eager faces, hanging on your every word. Begging for more embellished story-book tales, whining about having to have to learn the numbers and letters. How she had loved them.</text:p>
      <text:p text:style-name="P14"/>
      <text:p text:style-name="P14">But... she had left it all behind. When she could not face those faces with a smile. Looking back, she had seemed a bit unreasonable about it. But it had been all or nothing. So here she was. </text:p>
      <text:p text:style-name="P14"/>
      <text:p text:style-name="P14"/>
      <text:p text:style-name="P14">---</text:p>
      <text:p text:style-name="P14"/>
      <text:p text:style-name="P14">“I am ready” I announced confidently. I felt the call of the challenge. Only the best were assigned to the west-sea fleet. I was now one of them. </text:p>
      <text:p text:style-name="P14"/>
      <text:p text:style-name="P14">“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4">But you've been to sea nearly non-stop for 10 years now. You are well within your right to turn this down, have a mid-retirement. Make a family. I understand it that you've had no younglings yet.”</text:p>
      <text:p text:style-name="P14"/>
      <text:p text:style-name="P14">“I... I've been down that path. It was not for me. This is more important.” I don't want to miss this opportunity. Or let other thoughts distract me. </text:p>
      <text:p text:style-name="P14"/>
      <text:p text:style-name="P16">“Very well. You are an career-Awe not unlike myself. Welcome to the West-Seas Captain Avolc!”</text:p>
      <text:p text:style-name="P14"><text:soft-page-break/></text:p>
      <text:p text:style-name="P14">“Can I ask you a personal question Captain?” Elda suddenly and quietly changed the subject. </text:p>
      <text:p text:style-name="P14"/>
      <text:p text:style-name="P14">“Ask away Elda. We'll see about the answer though.”</text:p>
      <text:p text:style-name="P14"/>
      <text:p text:style-name="P14">“You are nearing your mid-years and as far as I understand you're still childless. Have you put the idea of children aside?” </text:p>
      <text:p text:style-name="P14"/>
      <text:p text:style-name="P14">I sighed audibly. It seems every matron is intent on asking these questions. </text:p>
      <text:p text:style-name="P14"/>
      <text:p text:style-name="P14">“Do you have to know this? My reasons are my own and this has nothing to do with my captaincy. I dont need any family-planning counseling at this stage.” I answered guardedly. Elda just seemed to chuckle ruefully, amused by my consternation. </text:p>
      <text:p text:style-name="P14"/>
      <text:p text:style-name="P14">“Its our duty to pester about these things Captain. But it would help me understand you better.”</text:p>
      <text:p text:style-name="P14"/>
      <text:p text:style-name="P14">“My reasons are my own Elda. I'd rather keep them to myself. ” I sighed and crossed my arms, determined. Elda did not push but instead backed away, her grooming complete. My coat did look better and felt cleaner. It was not all for nothing. </text:p>
      <text:p text:style-name="P14"/>
      <text:p text:style-name="P14">“Very well, we're all done here then. I'll see you again soon captain.”</text:p>
      <text:p text:style-name="P14"/>
      <text:p text:style-name="P14"/>
      <text:p text:style-name="P14"/>
      <text:p text:style-name="P14">“I used to be a teacher you know. Or I was learning to be. I was among younglings every day. I was a single-born, had no direct siblings. I was not unhappy, I liked it. But among all these boisterous young, I began to realize the kind of family I missed out on growing up.”</text:p>
      <text:p text:style-name="P14"/>
      <text:p text:style-name="P14">Elda remained silent, though she seemed done with her grooming she brushed as I talked. </text:p>
      <text:p text:style-name="P14"/>
      <text:p text:style-name="P14">“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4"/>
      <text:p text:style-name="P14">“Oh child, you are barren, aren't you?” <text:s/>She cut right to it, able to see right through me. I found myself relieved that she did, no dancing around a subject usually so taboo among Awes. I nod in response. Elda spoke.</text:p>
      <text:p text:style-name="P14"/>
      <text:p text:style-name="P14">“We live in a strange society Avolc. We build our nation around enabling every female to practice her right to raise a family safely with all the protection, wellfare and support they need. But for those who cant we pay no heed and politely leave ignored.”</text:p>
      <text:p text:style-name="P14"/>
      <text:p text:style-name="P14">There was a quiet pause between us. There was not more else to say. </text:p>
      <text:p text:style-name="P14">“Us Matrons must be insufferably insensitive at times. I apologize for pestering you about this.” Elda backed away. My coat felt fresh and clean. We bid our farewells. It was the first time I seen Elda a little stumped. </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Battle additions.</text:p>
      <text:p text:style-name="P14"/>
      <text:p text:style-name="P14">Charge -&gt;</text:p>
      <text:p text:style-name="P14">Ram them. </text:p>
      <text:p text:style-name="P14"/>
      <text:p text:style-name="P14">Avolc aims ship straight for the enemy ship and smashed into them. </text:p>
      <text:p text:style-name="P14"/>
      <text:p text:style-name="P14">Join the fray. </text:p>
      <text:p text:style-name="P14">In the melee that ensues she chooses to join the thick of it.</text:p>
      <text:p text:style-name="P14">Direct the battle.</text:p>
      <text:p text:style-name="P14">Avolc directs the battle from safety. </text:p>
      <text:p text:style-name="P14"/>
      <text:p text:style-name="P14">Both still lead to injury. </text:p>
      <text:p text:style-name="P14"/>
      <text:p text:style-name="P14">Shoot the boarding hooks. </text:p>
      <text:p text:style-name="P14"/>
      <text:p text:style-name="P14">&lt;Already written boarding&gt;</text:p>
      <text:p text:style-name="P14"/>
      <text:p text:style-name="P14"/>
      <text:p text:style-name="P14">Manouver. (and range)</text:p>
      <text:p text:style-name="P14"/>
      <text:p text:style-name="P14">Change it into being more desperate exchange. </text:p>
      <text:p text:style-name="P14"/>
      <text:p text:style-name="P14">Trust Ulv – Explosion <text:s/>(Injury)</text:p>
      <text:p text:style-name="P14"/>
      <text:p text:style-name="P14"/>
      <text:p text:style-name="P14"/>
      <text:p text:style-name="P14"/>
      <text:p text:style-name="P14"/>
      <text:p text:style-name="P14"/>
      <text:p text:style-name="P14">We are almost upon them now, the attentive charging head-long toward them. We had wind in our backs and high <text:soft-page-break/>speed. There are seconds to choose action. </text:p>
      <text:p text:style-name="P14"/>
      <text:p text:style-name="P14">Arn: “I hope you're not thinking what I think you're thinking!”</text:p>
      <text:p text:style-name="P14"/>
      <text:p text:style-name="P14">“Brace for impact! Prepare to secure sails! Prepare your spears!” I yell, almost gleefully as I directed our ship to head straight for them. It was time to put our armored ramming bow to the test, Admiralty book of tactics be damned!</text:p>
      <text:p text:style-name="P14"/>
      <text:p text:style-name="P14">'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4"/>
      <text:p text:style-name="P14">“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4"/>
      <text:p text:style-name="P14">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4"/>
      <text:p text:style-name="P14">Awes still forming battle-lines are pushed back. Raptorians emerging from their mustering point below deck are engaged one by one as they emerge from the tight passage. </text:p>
      <text:p text:style-name="P14"/>
      <text:p text:style-name="P14"/>
      <text:p text:style-name="P14">Lead from the front</text:p>
      <text:p text:style-name="P14"/>
      <text:p text:style-name="P14">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4"/>
      <text:p text:style-name="P14">But as I join the lines with my sword drawn I shout and lead by example. They lack our discipline, our lines can flex and as a gators size can be their detriment, as they press forward we can surround them swiftly and take them down or force them back.</text:p>
      <text:p text:style-name="P14"/>
      <text:p text:style-name="P14">I stand wing to wing with Garsch. He motions his wing against mine, preparing me a moment before lunging forward and slicing at the claws gripping a weapon so I can follow suit only half a breath later to jab my weapon in another weak-spot. </text:p>
      <text:p text:style-name="P14"/>
      <text:p text:style-name="P14">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text:soft-page-break/>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4"/>
      <text:p text:style-name="P14">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4"/>
      <text:p text:style-name="P14">Lead from the back</text:p>
      <text:p text:style-name="P14"/>
      <text:p text:style-name="P14">I fight the urge to dive into the fight. At this point my troops need direction rather then direct encouragement. </text:p>
      <text:p text:style-name="P14">The gators are stronger and larger then my brave soldiers. They hack with brute strength, wielding blunt cleavers and heavy halberds and force their foes backwards. Its easy to forget your training when pressed by such a force. </text:p>
      <text:p text:style-name="P14"/>
      <text:p text:style-name="P14">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4"/>
      <text:p text:style-name="P14">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4"/>
      <text:p text:style-name="P14">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4"/>
      <text:p text:style-name="P14">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4"/>
      <text:p text:style-name="P14">“Captain!” A voice calls out in warning. I turn in time to see a hurtling weapon, a crude cleaver, having been tossed toward me. <text:s/>There is little time to dodge, I try to deflect it with my sword but my injury comes to haunt me, there is no strength in my arm. The impact is hard enough to knock me over. And soon painful. </text:p>
      <text:p text:style-name="P14"/>
      <text:p text:style-name="P14">And manage to angle my body away, the hurtling cleaver just misses me and knocks my sword out of my paws from the force of it. My paw stings but im no worse for wear.</text:p>
      <text:p text:style-name="P14"/>
      <text:p text:style-name="P14">As I return my eyes back to the battle the pirates are in full retreat, now merely working on holding off my troops. Both ships give a great shudder as they manage to dislodge themselves from us. I see Officer-Garsch quickly calling anyone back before they are stranded on the pirate ship. </text:p>
      <text:p text:style-name="P14"/>
      <text:p text:style-name="P14">Before I can call for any order of pursuit or even begin to consider the manner Officer Tick, in charge of ship maintinance hurries up to my side. He's soaked through and dripping of sea-water. He looks like he's been waiting <text:soft-page-break/>for this opportunity.</text:p>
      <text:p text:style-name="P14"/>
      <text:p text:style-name="P14">“Captain, we have several leaks! Unless you want our supplies flooded and ruined its crucial we stop and repair.”</text:p>
      <text:p text:style-name="P14"/>
      <text:p text:style-name="P14">I watch the pirates hoist their sails and make a break for it. The side of their ship is in tatters from our ram. They would easy to pursue, they could not get far. Infact im surprised they are not sinking already. </text:p>
      <text:p text:style-name="P14"/>
      <text:p text:style-name="P14">But our mission has to come first. </text:p>
      <text:p text:style-name="P14"/>
      <text:p text:style-name="P14">“Stand down!” I cry out. The battle was over. </text:p>
      <text:p text:style-name="P14"/>
      <text:p text:style-name="P14"/>
      <text:p text:style-name="P14">We had beat them back. They had retreated. </text:p>
      <text:p text:style-name="P14"/>
      <text:p text:style-name="P14">After I had taken the hit in the fight we had pushed them all the way back to their own deck. But the pirates had not let themselves be captured. In the chaos of battle the ships had started to float apart as our connection was cut loose. </text:p>
      <text:p text:style-name="P14"/>
      <text:p text:style-name="P14">Garsch, the officer commanding the troops at the time, scratched at his old face-gash and looked somewhat sullen as he spoke of the event. </text:p>
      <text:p text:style-name="P14"/>
      <text:p text:style-name="P14">“It happened fast, the ships suddenly floating apart. The fight went out of them when we started to push in on their deck and nearing those thunder-weapons, we did what we could to try to mess them up. I had to ensure we were not trapped and outnumbered on our ship, most were holding defensive positions. So I pulled everyone back.” The rugged officer sighed. “I think in doing so we missed our chance in securing the enemy ship. I take full responsibility.” <text:s/>The officer sat a bit firmer at attention.</text:p>
      <text:p text:style-name="P14"/>
      <text:p text:style-name="P14">I had to grin wryly. I did not really blame him for the outcome, unfortunate as it was. </text:p>
      <text:p text:style-name="P14"/>
      <text:p text:style-name="P14">“So they just fled? We made no attempt to pursue?” <text:s/>I looked to the other officers. Arn in particular. </text:p>
      <text:p text:style-name="P14"/>
      <text:p text:style-name="P14">“The ship was in bad condition as it was and so were you. Even if we had tried to catch them, our sails were in a bad condition.” Arn replied calmly. <text:s/>“As Garsch pointed out, their weapons were disabled. So they were no longer a threat.” </text:p>
      <text:p text:style-name="P14"/>
      <text:p text:style-name="P14">“Did you come to that conclusion before or after they did not turn around to continue fire upon us?” I chided and frowned. But I knew I was being needlessly moody, my hunger making my cranky. I waved away his attempt at excuses. </text:p>
      <text:p text:style-name="P14"/>
      <text:p text:style-name="P14">“What matters is that we came out of this encounter in one piece. I saw the battle, they were better prepared and armed then any reports of this sea have told of. How has the ship held together?”</text:p>
      <text:p text:style-name="P14"/>
      <text:p text:style-name="P14">“Tick reported none of the damage received is critical, they have already plugged the worst of the breaches." Arn spoke gruffly, finally speaking up. "But he very firmly pointed out that we nearly bit the rot on this one."</text:p>
      <text:p text:style-name="P14"/>
      <text:p text:style-name="P14"><text:soft-page-break/>The scout-master who had been lurking quietly on-foot in a corner spoke up.<text:line-break/><text:line-break/>“We tried to follow the ship for as long as we could, but whenever we got too close they sent their fliers to meet us. They were last seen sailing north-west, we lost sight of them at night.”<text:line-break/><text:line-break/>The room was silent a while. Everyone had reported what they could and i felt sufficiently up to speed. I could not deny my raging appetite any longer, this broth could not fill the deep pit in my stomach that the pouch-cure seemed to have made. </text:p>
      <text:p text:style-name="P14"/>
      <text:p text:style-name="P14">“Prisoners?” I ventured with this in mind. </text:p>
      <text:p text:style-name="P14"/>
      <text:p text:style-name="P14">Garsch shook his head, indicating none alive remained. “A few grunts. The ones we captured had nothing to say nor seemed to understand our speech or Trade-tongue. They were lotted out accordingly.” Yet still Garsch seemed to miss the distinct shape of one who had a large meal recently. He must have omitted his lot to someone else. <text:line-break/><text:line-break/>"Dismissed then, good work everyone." I muttered, before my officers started to look too delectable.</text:p>
      <text:p text:style-name="P14"/>
      <text:p text:style-name="P14"/>
      <text:p text:style-name="P14"/>
      <text:p text:style-name="P14">Debriefing. </text:p>
      <text:p text:style-name="P14"/>
      <text:p text:style-name="P14">My officers sat assembled for the debriefing. At least the ones still around or who I were not immediately needed elsewhere. They were a motley dirty and fur-fluffed bunch, all in some way showing signs of battle and stress. Some were injured, although lightly, others had a haunted post-battle look too them. But they were well-trained, they all had kept their composure where lesser Awes would have curled up to hide. </text:p>
      <text:p text:style-name="P14"/>
      <text:p text:style-name="P14">An iron ball stood upon the table, a recovered projectile of what they had been shooting at us.</text:p>
      <text:p text:style-name="P14"/>
      <text:p text:style-name="P14">“We have driven them off and it looks like they are in retreat.” I spoke calmly. “I have chosen not to pursue. Our main objectives lie elsewhere and it feels ever more important we reach the fleet.” No one objects to my decision. I did not expect them too. “How is the ship? Will we have problems reaching Thousand Islands?”</text:p>
      <text:p text:style-name="P14"/>
      <text:p text:style-name="P14">Tick, my ship maintenance officer looked soaked and like he'd rather be elsewhere and I understood his need. This was the time his expertise and leadership over repair would be needed the most. </text:p>
      <text:p text:style-name="P14"/>
      <text:p text:style-name="P14">“'The Attentive' has sustained damage, but only one of the 'Impacts' were critical and at water level. We took in some water but the breach has been fixed.” Tick responded speed rapid and impatient while fidgeting with one of his measuring tools. </text:p>
      <text:p text:style-name="P14"/>
      <text:p text:style-name="P14">“It sounds like the ship stood up well in her first battle against these unknown thunder-weapons.” I ventured optimistically, rolling the iron ball under my paw, it was heavy. I had expected much worse news. </text:p>
      <text:p text:style-name="P14"/>
      <text:p text:style-name="P14">“Oh, I think that might be some credit to luck, our foes choice of targets or lack of aim. Save for our armored ramming-bow, we CANNOT take sustained fire like that. Captain, I advice we take flight if we encounter such a threat again.” Tick spoke harshly. It was out of order for him to recommend action like that, but I saw it was out of <text:soft-page-break/>genuine concern then cowardice. </text:p>
      <text:p text:style-name="P14"/>
      <text:p text:style-name="P14">“Noted, but we are not out here to flee our foes at first sight. We are a warship.” I turned towards Mirr, our crew-officer. </text:p>
      <text:p text:style-name="P14"/>
      <text:p text:style-name="P14">“How is the crew, what are our casualties?” </text:p>
      <text:p text:style-name="P14"/>
      <text:p text:style-name="P14">Mirr had a distant look on her face, the fur on her paws were faintly crimson. She blinked once and locked her eyes with mine. </text:p>
      <text:p text:style-name="P14"/>
      <text:p text:style-name="P14">“Confused, dazed, but focused on their tasks. We have 50 reported injured, most of them light. 23 have turned to the spirits or missing.”</text:p>
      <text:p text:style-name="P14"/>
      <text:p text:style-name="P14">I drummed my paws on the table. I knew this would happen, but it was never easy to hear. I did not let the silence stretch for too long. I turned to Nyxie.</text:p>
      <text:p text:style-name="P14"/>
      <text:p text:style-name="P14">“Maintain course westward. How long until we are in sight of the first isles?”</text:p>
      <text:p text:style-name="P14"/>
      <text:p text:style-name="P14">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text:line-break/>Arn sat silently, face a brooding mask and hard to read. He seemed to have little to add to the table. </text:p>
      <text:p text:style-name="P14"/>
      <text:p text:style-name="P14"/>
      <text:p text:style-name="P14">“We've made out escape and they have ceased their pursuit.” I felt tense. Out first encounter and battle had been a disaster. A part of me wanted to turn around for a second round. But our mission had to come first. Their weapons were too much of a uncertainty. I met the gaze of my officers. “We are continuing on with our objectives.”</text:p>
      <text:p text:style-name="P14"/>
      <text:p text:style-name="P14">Arn sat silently, face a brooding mask and hard to read. It was partly thanks to him that we made out escape, he managed to coordinate the sails and crew in the masts to give us maximum speed. But he seemed to have little to say or add to the table. </text:p>
      <text:p text:style-name="P14"/>
      <text:p text:style-name="P14"/>
      <text:p text:style-name="P14"/>
      <text:p text:style-name="P14">Desperate attack success debrief:</text:p>
      <text:p text:style-name="P14"/>
      <text:p text:style-name="P14">Its a dejected, ruffled and worn out selection of Awes sitting around the conference table of our briefing room. </text:p>
      <text:p text:style-name="P14">The battle had taken a lot out of everyone, around the ship before assembling everyone here the scene had been the same all around. Slumped and worn, Awes trying to recover their senses and will to move from hard battle we <text:soft-page-break/>just faced. </text:p>
      <text:p text:style-name="P14"/>
      <text:p text:style-name="P14">I feel the weight of fatigue myself and my coat is uncomfortably wet still. I wish for nothing more then to sleep under the sun and get dry. Still, as the commander of this crew, there is little time to relax. Especially now. </text:p>
      <text:p text:style-name="P14"/>
      <text:p text:style-name="P14">I thud the table loudly with a large iron ball recovered from the side of the ship. A projectile of the Thunderweapons fired at us. It startles most at attendance and their eyes seem to focus and turn toward me. </text:p>
      <text:p text:style-name="P14"/>
      <text:p text:style-name="P14">“We won.” I state calmly. “We faced a new threat but we perservered and won. Thats what matters right now.” I look at my officers, each in turn. “Now we must pick up the pieces and move on. Tick, how is the ship?”</text:p>
      <text:p text:style-name="P14"/>
      <text:p text:style-name="P14">Tick, my ship maintinance officer looked haggard, soaked and like he'd rather be elsewhere. The debriefing had to wait on him to arrive and be able to attend for a minute. He had a lot of work to do around the ship. He got straight to the point. </text:p>
      <text:p text:style-name="P14"/>
      <text:p text:style-name="P14">“We've suffered extreme damage. We are literally picking up the pieces you've mentioned in some places. But we are afloat and I should be able to keep us that way. Most breaches are clean and the serious ones were plugged before we flooded.” Tick was fidgeting with his measuring tool while he spoke. It was rare to see him so animated and outspoken. </text:p>
      <text:p text:style-name="P14"/>
      <text:p text:style-name="P14">“Im glad to hear this. “The Attentive” is tough and stood up well against tehse unknown thunder-weapons it seems. We'll be able to carry on to Thousand islands then I assume?”</text:p>
      <text:p text:style-name="P14"/>
      <text:p text:style-name="P14">Tick frowned and looked unhappy. </text:p>
      <text:p text:style-name="P14"/>
      <text:p text:style-name="P14">“We should make it there, but we'll need repairs that cant be done at open sea. I credit our survival to luck and our foes lack of good aim. Just because we survived, I must be clear, we CANNOT take sustained fire like that. Captain, I advice we take flight if we encounter a threat again.”</text:p>
      <text:p text:style-name="P14"/>
      <text:p text:style-name="P14">“Noted” I replied, displeased by his outburst. He was out of line, but I understood his concern and let it slide. I turned toward Mirr. </text:p>
      <text:p text:style-name="P14"/>
      <text:p text:style-name="P14">“How are the crew, what are our casualties?”</text:p>
      <text:p text:style-name="P14"/>
      <text:p text:style-name="P14"><text:s/>Mirr had a distant look on her face, the fur on her paws were faintly crimson. She blinked once and locked her eyes with mine. </text:p>
      <text:p text:style-name="P14"/>
      <text:p text:style-name="P14">“Exhausted, demoralized and near breaking. There are more injured then uninjured and i've yet to assertain how many we lost but I estimate up to 40.”</text:p>
      <text:p text:style-name="P14"/>
      <text:p text:style-name="P14">I drummed my paw on the table, the news stung. The battle had been a disaster. But we were still alive. I turned to Nyxie. </text:p>
      <text:p text:style-name="P14"/>
      <text:p text:style-name="P14">“Maintain course westward. How long until we are in sight of the first isles?”</text:p>
      <text:p text:style-name="P14"/>
      <text:p text:style-name="P14"><text:soft-page-break/>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
      <text:p text:style-name="P14">Arm stood in the doorw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12-23T00:35:39.75</dc:date>
    <meta:editing-duration>P12DT15H13M34S</meta:editing-duration>
    <meta:editing-cycles>125</meta:editing-cycles>
    <meta:generator>OpenOffice/4.1.3$Win32 OpenOffice.org_project/413m1$Build-9783</meta:generator>
    <meta:document-statistic meta:table-count="0" meta:image-count="0" meta:object-count="0" meta:page-count="70" meta:paragraph-count="1082" meta:word-count="31963" meta:character-count="175022"/>
  </office:meta>
</office:document-meta>
</file>